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F90000051000000510D098C07FB7A0188E.svg" manifest:media-type="image/svg+xml"/>
  <manifest:file-entry manifest:full-path="Pictures/100000010000003100000031AE2048B8F456583F.png" manifest:media-type="image/png"/>
  <manifest:file-entry manifest:full-path="Pictures/100000010000002D0000002D2CF2C8298C561500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2.64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34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43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4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15pt" fo:font-style="italic" style:font-size-asian="15pt" style:font-style-asian="italic" style:font-size-complex="15pt" style:font-style-complex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fo:background-color="transparent" style:font-size-asian="5.40000009536743pt" style:font-weight-asian="bold" style:font-size-complex="5.40000009536743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1pt" fo:text-shadow="none" style:text-underline-style="none" style:font-size-asian="11pt" style:font-size-complex="11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>
      <loext:graphic-properties draw:fill="solid"/>
      <style:paragraph-properties fo:text-align="center"/>
      <style:text-properties fo:color="#111111" loext:opacity="10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5pt" fo:font-weight="bold" style:font-size-asian="15pt" style:font-weight-asian="bold" style:font-size-complex="15pt" style:font-weight-complex="bold"/>
    </style:style>
    <style:style style:name="P43" style:family="paragraph">
      <style:paragraph-properties fo:margin-left="0cm" fo:margin-right="0cm" fo:margin-top="0cm" fo:margin-bottom="0cm" fo:line-height="100%" fo:text-align="end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style:font-name="Merriweather" fo:font-size="16pt" fo:font-style="italic" style:font-size-asian="16pt" style:font-style-asian="italic" style:font-size-complex="16pt" style:font-style-complex="italic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51" style:family="paragraph">
      <loext:graphic-properties draw:fill-color="#1c1c1c"/>
      <style:paragraph-properties fo:text-align="center"/>
    </style:style>
    <style:style style:name="P52" style:family="paragraph">
      <loext:graphic-properties draw:fill="solid"/>
      <style:paragraph-properties fo:text-align="center"/>
    </style:style>
    <style:style style:name="P53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3pt" fo:font-weight="bold" style:font-size-asian="13pt" style:font-weight-asian="bold" style:font-size-complex="13pt" style:font-weight-complex="bold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style:font-name="Merriweath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59" style:family="paragraph">
      <loext:graphic-properties draw:fill="solid"/>
      <style:paragraph-properties fo:text-align="center" style:writing-mode="lr-tb"/>
      <style:text-properties fo:color="#111111" loext:opacity="100%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Operator Mono Lig Book" fo:font-size="13pt" style:text-underline-style="solid" style:text-underline-width="auto" style:text-underline-color="font-color" fo:background-color="transparent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" fo:font-size="11pt" fo:font-style="italic" style:font-size-asian="11pt" style:font-style-asian="italic" style:font-size-complex="11pt" style:font-style-complex="italic"/>
    </style:style>
    <style:style style:name="T15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111111" loext:opacity="100%" style:font-name="Merriweather" fo:font-size="10pt" fo:font-style="italic" style:font-size-asian="10pt" style:font-style-asian="italic" style:font-size-complex="10pt" style:font-style-complex="italic"/>
    </style:style>
    <style:style style:name="T21" style:family="text">
      <style:text-properties fo:color="#111111" loext:opacity="100%" style:font-name="Merriweather" fo:font-size="10pt" style:font-size-asian="10pt" style:font-size-complex="10pt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666666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1pt" fo:font-style="italic" fo:text-shadow="none" style:text-underline-style="none" fo:font-weight="bold" style:letter-kerning="true" fo:background-color="transparent" style:font-name-asian="Droid Sans Fallback" style:font-size-asian="11pt" style:font-style-asian="italic" style:font-weight-asian="bold" style:font-name-complex="FreeSans" style:font-size-complex="11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808080" loext:opacity="100%" style:font-name="Merriweather" fo:font-size="10pt" fo:font-style="italic" fo:background-color="transparent" style:font-size-asian="10pt" style:font-style-asian="italic" style:font-size-complex="10pt" style:font-style-complex="italic"/>
    </style:style>
    <style:style style:name="T32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fo:background-color="transparent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111111" loext:opacity="100%" style:font-name="Merriweather" fo:font-size="11pt" fo:text-shadow="none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0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1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2" style:family="text">
      <style:text-properties fo:color="#111111" loext:opacity="100%" style:font-name="Merriweather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111111" loext:opacity="100%" style:font-name="Merriweather" fo:font-size="10.5pt" style:font-size-asian="10.5pt" style:font-size-complex="10.5pt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47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4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solid" style:text-underline-width="auto" style:text-underline-color="font-color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111111" loext:opacity="100%" style:font-name="Merriweather" fo:font-size="11pt" fo:font-weight="bold" style:font-size-asian="11pt" style:font-weight-asian="bold" style:font-size-complex="11pt" style:font-weight-complex="bold"/>
    </style:style>
    <style:style style:name="T5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111111" loext:opacity="100%"/>
    </style:style>
    <style:style style:name="T57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111111" loext:opacity="100%" style:font-name="Merriweather1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67" style:family="text">
      <style:text-properties fo:color="#111111" loext:opacity="100%" style:font-name="Merriweather1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68" style:family="text">
      <style:text-properties fo:color="#111111" loext:opacity="100%" style:font-name="Merriweather1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69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70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71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401cm">
          <draw:text-box>
            <text:p text:style-name="P1"><text:span text:style-name="T1">Summar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oftware Engineer </text:span><text:span text:style-name="T3">(Frontend developer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airo, Egyp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t.me/salihcodev" xlink:type="simple">telegram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salih.netlify.app/me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hmad</text:span><text:span text:style-name="T9"> </text:span><text:span text:style-name="T9">Salih</text:span></text:p>
          </draw:text-box>
        </draw:frame>
        <draw:frame draw:style-name="gr8" draw:text-style-name="P13" draw:layer="layout" svg:width="2.918cm" svg:height="0.746cm" svg:x="0.793cm" svg:y="2.967cm">
          <draw:text-box>
            <text:p><text:span text:style-name="T10">About Me 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2CF2C8298C561500.png" xlink:type="simple" xlink:show="embed" xlink:actuate="onLoad" draw:mime-type="image/png"/>
        </draw:frame>
        <draw:line draw:style-name="gr11" draw:text-style-name="P17" draw:layer="layout" svg:x1="6.251cm" svg:y1="8.354cm" svg:x2="20.367cm" svg:y2="8.354cm">
          <text:p/>
        </draw:line>
        <draw:frame draw:style-name="gr12" draw:text-style-name="P18" draw:layer="layout" svg:width="2.948cm" svg:height="0.64cm" svg:x="0.763cm" svg:y="8.355cm">
          <draw:text-box>
            <text:p text:style-name="P1"><text:span text:style-name="T13">Projects</text:span></text:p>
          </draw:text-box>
        </draw:frame>
        <draw:frame draw:style-name="gr8" draw:text-style-name="P13" draw:layer="layout" svg:width="5.933cm" svg:height="0.746cm" svg:x="0.718cm" svg:y="7.904cm">
          <draw:text-box>
            <text:p><text:span text:style-name="T10">Technical </text:span><text:span text:style-name="T10">Experience</text:span></text:p>
          </draw:text-box>
        </draw:frame>
        <draw:frame draw:style-name="gr13" draw:text-style-name="P20" draw:layer="layout" svg:width="18.771cm" svg:height="0.742cm" svg:x="1.144cm" svg:y="10.089cm">
          <draw:text-box>
            <text:p text:style-name="P19"><text:span text:style-name="T14">A Platform that helps people to sell their products online.</text:span></text:p>
          </draw:text-box>
        </draw:frame>
        <draw:frame draw:style-name="gr14" draw:text-style-name="P22" draw:layer="layout" svg:width="18.72cm" svg:height="0.696cm" svg:x="1.185cm" svg:y="11.371cm">
          <draw:text-box>
            <text:list text:style-name="L2">
              <text:list-item>
                <text:p text:style-name="P21"><text:span text:style-name="T15">Achiev</text:span><text:span text:style-name="T15">ed </text:span><text:span text:style-name="T16">authori</text:span><text:span text:style-name="T16">zing</text:span><text:span text:style-name="T15">/</text:span><text:span text:style-name="T16">a</text:span><text:span text:style-name="T16">uthenti</text:span><text:span text:style-name="T16">cating</text:span><text:span text:style-name="T15"> </text:span><text:span text:style-name="T15">for </text:span><text:span text:style-name="T15">user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567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4" draw:layer="layout" svg:width="2.51cm" svg:height="0.835cm" svg:x="0.757cm" svg:y="8.868cm">
          <draw:text-box>
            <text:p text:style-name="P19"><text:span text:style-name="T18"><text:a xlink:href="https://fullcart.netlify.app/" xlink:type="simple">Fullcart</text:a></text:span></text:p>
          </draw:text-box>
        </draw:frame>
        <draw:frame draw:style-name="gr17" draw:text-style-name="P22" draw:layer="layout" svg:width="18.72cm" svg:height="0.696cm" svg:x="1.185cm" svg:y="12.795cm">
          <draw:text-box>
            <text:list text:style-name="L2">
              <text:list-item>
                <text:p text:style-name="P21"><text:span text:style-name="T15">Implemented </text:span><text:span text:style-name="T15">a </text:span><text:span text:style-name="T19">fully </text:span><text:span text:style-name="T19">functional</text:span><text:span text:style-name="T16"> </text:span><text:span text:style-name="T16">dashboard</text:span><text:span text:style-name="T15"> to </text:span><text:span text:style-name="T15">make every </text:span><text:span text:style-name="T15">supplier </text:span><text:span text:style-name="T20">manage</text:span><text:span text:style-name="T15"> their </text:span><text:span text:style-name="T15">products.</text:span></text:p>
              </text:list-item>
            </text:list>
          </draw:text-box>
        </draw:frame>
        <draw:frame draw:style-name="gr18" draw:text-style-name="P22" draw:layer="layout" svg:width="18.72cm" svg:height="0.696cm" svg:x="1.185cm" svg:y="14.175cm">
          <draw:text-box>
            <text:list text:style-name="L2">
              <text:list-item>
                <text:p text:style-name="P21"><text:span text:style-name="T15">Cart, wish list </text:span><text:span text:style-name="T15">and checkout </text:span><text:span text:style-name="T15">page.</text:span></text:p>
              </text:list-item>
            </text:list>
          </draw:text-box>
        </draw:frame>
        <draw:frame draw:style-name="gr19" draw:text-style-name="P22" draw:layer="layout" svg:width="18.72cm" svg:height="0.696cm" svg:x="1.185cm" svg:y="15.675cm">
          <draw:text-box>
            <text:list text:style-name="L2">
              <text:list-item>
                <text:p text:style-name="P21"><text:span text:style-name="T21">Built single </text:span><text:span text:style-name="T21">product page </text:span><text:span text:style-name="T21">that contains </text:span><text:span text:style-name="T16">full details, </text:span><text:span text:style-name="T16">reviews </text:span><text:span text:style-name="T16">(categorized </text:span><text:span text:style-name="T16">reviews), and </text:span><text:span text:style-name="T16">basic supplier </text:span><text:span text:style-name="T16">info</text:span><text:span text:style-name="T21">.</text:span></text:p>
              </text:list-item>
            </text:list>
          </draw:text-box>
        </draw:frame>
        <draw:frame draw:style-name="gr20" draw:text-style-name="P22" draw:layer="layout" svg:width="18.72cm" svg:height="0.696cm" svg:x="1.185cm" svg:y="11.871cm">
          <draw:text-box>
            <text:list text:style-name="L2">
              <text:list-item>
                <text:p text:style-name="P21"><text:span text:style-name="T22">Built </text:span><text:span text:style-name="T23">role</text:span><text:span text:style-name="T22"> </text:span><text:span text:style-name="T22">system for </text:span><text:span text:style-name="T22">the users’ </text:span><text:span text:style-name="T24">customers/sup</text:span><text:span text:style-name="T24">pliers</text:span></text:p>
              </text:list-item>
            </text:list>
          </draw:text-box>
        </draw:frame>
        <draw:frame draw:style-name="gr21" draw:text-style-name="P25" draw:layer="layout" svg:width="19.541cm" svg:height="2.896cm" svg:x="0.826cm" svg:y="3.819cm">
          <draw:text-box>
            <text:p text:style-name="P21"><text:span text:style-name="T25">Ahmad is experienced </text:span><text:span text:style-name="T25">frontend developer with a </text:span><text:span text:style-name="T25">strong background in </text:span><text:span text:style-name="T26">ReactJS</text:span><text:span text:style-name="T25"> </text:span><text:span text:style-name="T25">and modern</text:span></text:p>
            <text:p text:style-name="P21"><text:span text:style-name="T25">web development </text:span><text:span text:style-name="T25">technologies. Proficient in </text:span><text:span text:style-name="T25">technologies such as </text:span><text:span text:style-name="T26">ES6+ </text:span><text:span text:style-name="T26">(Typescript)</text:span><text:span text:style-name="T25">, </text:span><text:span text:style-name="T26">GatsbyJS</text:span><text:span text:style-name="T25">, </text:span><text:span text:style-name="T26">Pug/Jade</text:span><text:span text:style-name="T25">, </text:span><text:span text:style-name="T26">Sass</text:span><text:span text:style-name="T25">, </text:span><text:span text:style-name="T26">Webpack</text:span><text:span text:style-name="T25">, </text:span><text:span text:style-name="T26">Vite</text:span><text:span text:style-name="T27">,</text:span><text:span text:style-name="T25"> </text:span><text:span text:style-name="T25">and much more. Also </text:span><text:span text:style-name="T25">Experienced in Backend </text:span><text:span text:style-name="T25">technologies like </text:span><text:span text:style-name="T26">NodeJS</text:span><text:span text:style-name="T25">, </text:span><text:span text:style-name="T26">ExpressJS</text:span><text:span text:style-name="T25">, </text:span><text:span text:style-name="T26">MongoDB</text:span><text:span text:style-name="T25">, </text:span><text:span text:style-name="T26">SQL</text:span><text:span text:style-name="T25">, </text:span><text:span text:style-name="T26">Postgresql</text:span><text:span text:style-name="T25">. And he has </text:span><text:span text:style-name="T25">hands-on building CI/CD </text:span><text:span text:style-name="T25">pipelines with </text:span><text:span text:style-name="T26">Docker</text:span><text:span text:style-name="T25"> and </text:span><text:span text:style-name="T25">tools such as Circle CI, Travis </text:span><text:span text:style-name="T25">CI, and GitHub Actions.</text:span></text:p>
          </draw:text-box>
        </draw:frame>
        <draw:frame draw:style-name="gr22" draw:text-style-name="P26" draw:layer="layout" svg:width="5.448cm" svg:height="0.696cm" svg:x="3.408cm" svg:y="8.945cm">
          <draw:text-box>
            <text:p text:style-name="P19"><text:span text:style-name="T28">( e Commercial platform</text:span><text:span text:style-name="T29">)</text:span></text:p>
          </draw:text-box>
        </draw:frame>
        <draw:frame draw:style-name="gr23" draw:text-style-name="P27" draw:layer="layout" svg:width="5.448cm" svg:height="0.742cm" svg:x="1.156cm" svg:y="10.771cm">
          <draw:text-box>
            <text:p text:style-name="P19"><text:span text:style-name="T30"><text:s/></text:span><text:span text:style-name="T30">Key features :</text:span></text:p>
          </draw:text-box>
        </draw:frame>
        <draw:frame draw:style-name="gr24" draw:text-style-name="P22" draw:layer="layout" svg:width="18.72cm" svg:height="0.696cm" svg:x="1.185cm" svg:y="14.675cm">
          <draw:text-box>
            <text:list text:style-name="L2">
              <text:list-item>
                <text:p text:style-name="P21"><text:span text:style-name="T15">Developed a </text:span><text:span text:style-name="T15">notifications </text:span><text:span text:style-name="T15">system to </text:span><text:span text:style-name="T15">respond to </text:span><text:span text:style-name="T15">orders and </text:span><text:span text:style-name="T15">anything else </text:span><text:span text:style-name="T15">that should be </text:span><text:span text:style-name="T15">notified. <text:s text:c="2"/></text:span><text:span text:style-name="T31">WIP</text:span></text:p>
              </text:list-item>
            </text:list>
          </draw:text-box>
        </draw:frame>
        <draw:frame draw:style-name="gr25" draw:text-style-name="P22" draw:layer="layout" svg:width="18.72cm" svg:height="0.696cm" svg:x="1.185cm" svg:y="15.175cm">
          <draw:text-box>
            <text:list text:style-name="L2">
              <text:list-item>
                <text:p text:style-name="P19"><text:span text:style-name="T22">Chat to keep </text:span><text:span text:style-name="T22">in touch with </text:span><text:span text:style-name="T22">your order. <text:s text:c="2"/></text:span><text:span text:style-name="T31">WIP</text:span></text:p>
              </text:list-item>
            </text:list>
          </draw:text-box>
        </draw:frame>
        <draw:frame draw:style-name="gr26" draw:text-style-name="P22" draw:layer="layout" svg:width="18.72cm" svg:height="0.696cm" svg:x="1.185cm" svg:y="13.719cm">
          <draw:text-box>
            <text:list text:style-name="L2">
              <text:list-item>
                <text:p text:style-name="P21"><text:span text:style-name="T15">A </text:span><text:span text:style-name="T16">pre-Made</text:span><text:span text:style-name="T15"> </text:span><text:span text:style-name="T15">supplier </text:span><text:span text:style-name="T20">profile </text:span><text:span text:style-name="T15">and </text:span><text:span text:style-name="T15">represented </text:span><text:span text:style-name="T15">as </text:span><text:span text:style-name="T20">‘the </text:span><text:span text:style-name="T20">company </text:span><text:span text:style-name="T20">website’.</text:span></text:p>
              </text:list-item>
            </text:list>
          </draw:text-box>
        </draw:frame>
        <draw:frame draw:style-name="gr27" draw:text-style-name="P22" draw:layer="layout" svg:width="18.72cm" svg:height="0.696cm" svg:x="1.185cm" svg:y="13.258cm">
          <draw:text-box>
            <text:list text:style-name="L2">
              <text:list-item>
                <text:p text:style-name="P19"><text:span text:style-name="T15">Shop page </text:span><text:span text:style-name="T15">that has </text:span><text:span text:style-name="T16">popular </text:span><text:span text:style-name="T15">products and </text:span><text:span text:style-name="T16">suggestions </text:span><text:span text:style-name="T32">for the </text:span><text:span text:style-name="T32">customer </text:span><text:span text:style-name="T16">(recommendat</text:span><text:span text:style-name="T16">ions)</text:span><text:span text:style-name="T32">.</text:span></text:p>
              </text:list-item>
            </text:list>
          </draw:text-box>
        </draw:frame>
        <draw:frame draw:style-name="gr28" draw:text-style-name="P22" draw:layer="layout" svg:width="18.72cm" svg:height="0.696cm" svg:x="1.184cm" svg:y="12.318cm">
          <draw:text-box>
            <text:list text:style-name="L2">
              <text:list-item>
                <text:p text:style-name="P21"><text:span text:style-name="T21">A Hot list for </text:span><text:span text:style-name="T19">searching</text:span><text:span text:style-name="T21"> whole products Also </text:span><text:span text:style-name="T16">shows suggestions</text:span><text:span text:style-name="T21"> </text:span><text:span text:style-name="T21">about trending searches.</text:span></text:p>
              </text:list-item>
            </text:list>
          </draw:text-box>
        </draw:frame>
        <draw:frame draw:style-name="gr29" draw:text-style-name="P28" draw:layer="layout" svg:width="20.221cm" svg:height="1.309cm" svg:x="0.854cm" svg:y="6.67cm">
          <draw:text-box>
            <text:p text:style-name="P19"><text:span text:style-name="T25">Now he is </text:span><text:span text:style-name="T25">looking for a </text:span><text:span text:style-name="T25">challenging role,</text:span><text:span text:style-name="T25"> </text:span><text:span text:style-name="T25">Where he can </text:span><text:span text:style-name="T33">utilize</text:span><text:span text:style-name="T25"> his skills </text:span><text:span text:style-name="T25">and continue </text:span><text:span text:style-name="T25">learning and </text:span><text:span text:style-name="T25">growing as a </text:span><text:span text:style-name="T25">developer.</text:span></text:p>
          </draw:text-box>
        </draw:frame>
        <draw:frame draw:style-name="gr30" draw:text-style-name="P29" draw:layer="layout" svg:width="13.431cm" svg:height="0.823cm" svg:x="1.811cm" svg:y="18.062cm">
          <draw:text-box>
            <text:p><text:span text:style-name="T34"><text:a xlink:href="https://www.coursera.org/specializations/software-design-architecture" xlink:type="simple">Software Design and Architecture Specialization</text:a></text:span></text:p>
          </draw:text-box>
        </draw:frame>
        <draw:frame draw:style-name="gr31" draw:text-style-name="P30" draw:layer="layout" svg:width="6.666cm" svg:height="0.657cm" svg:x="2.117cm" svg:y="18.567cm">
          <draw:text-box>
            <text:p text:style-name="P21"><text:span text:style-name="T35">Object-</text:span><text:span text:style-name="T35">Oriented </text:span><text:span text:style-name="T35">Design</text:span></text:p>
          </draw:text-box>
        </draw:frame>
        <draw:line draw:style-name="gr11" draw:text-style-name="P31" draw:layer="layout" svg:x1="3.91cm" svg:y1="17.571cm" svg:x2="20.367cm" svg:y2="17.581cm">
          <text:p/>
        </draw:line>
        <draw:frame draw:style-name="gr32" draw:text-style-name="P32" draw:layer="layout" svg:width="3.686cm" svg:height="0.633cm" svg:x="0.66cm" svg:y="17.603cm">
          <draw:text-box>
            <text:p text:style-name="P1"><text:span text:style-name="T36">Certificates</text:span></text:p>
          </draw:text-box>
        </draw:frame>
        <draw:frame draw:style-name="gr33" draw:text-style-name="P33" draw:layer="layout" svg:width="4.155cm" svg:height="0.708cm" svg:x="0.656cm" svg:y="17.133cm">
          <draw:text-box>
            <text:p><text:span text:style-name="T37">Achievements</text:span></text:p>
          </draw:text-box>
        </draw:frame>
        <draw:line draw:style-name="gr34" draw:text-style-name="P34" draw:layer="layout" svg:x1="1.555cm" svg:y1="18.699cm" svg:x2="1.555cm" svg:y2="20.226cm">
          <text:p text:style-name="P11"><text:s/></text:p>
        </draw:line>
        <draw:frame draw:style-name="gr35" draw:text-style-name="P36" draw:layer="layout" svg:width="3.502cm" svg:height="0.717cm" svg:x="16.361cm" svg:y="18.578cm">
          <draw:text-box>
            <text:p text:style-name="P35"><text:span text:style-name="T38">(</text:span><text:span text:style-name="T39">Dec. <text:s/>2021)</text:span></text:p>
          </draw:text-box>
        </draw:frame>
        <draw:frame draw:style-name="gr35" draw:text-style-name="P38" draw:layer="layout" svg:width="2.338cm" svg:height="0.717cm" svg:x="11.737cm" svg:y="18.121cm">
          <draw:text-box>
            <text:p text:style-name="P37"><text:span text:style-name="T38">Coursera</text:span></text:p>
          </draw:text-box>
        </draw:frame>
        <draw:frame draw:style-name="gr31" draw:text-style-name="P30" draw:layer="layout" svg:width="6.666cm" svg:height="0.657cm" svg:x="2.117cm" svg:y="18.967cm">
          <draw:text-box>
            <text:p text:style-name="P19"><text:span text:style-name="T35">Design </text:span><text:span text:style-name="T35">Patterns</text:span></text:p>
          </draw:text-box>
        </draw:frame>
        <draw:frame draw:style-name="gr35" draw:text-style-name="P36" draw:layer="layout" svg:width="3.502cm" svg:height="0.717cm" svg:x="16.361cm" svg:y="18.978cm">
          <draw:text-box>
            <text:p text:style-name="P35"><text:span text:style-name="T38">(WIP</text:span><text:span text:style-name="T39">)</text:span></text:p>
          </draw:text-box>
        </draw:frame>
        <draw:frame draw:style-name="gr31" draw:text-style-name="P30" draw:layer="layout" svg:width="6.666cm" svg:height="0.657cm" svg:x="2.117cm" svg:y="19.367cm">
          <draw:text-box>
            <text:p text:style-name="P21"><text:span text:style-name="T35">Software </text:span><text:span text:style-name="T35">Architecture</text:span></text:p>
          </draw:text-box>
        </draw:frame>
        <draw:frame draw:style-name="gr35" draw:text-style-name="P36" draw:layer="layout" svg:width="3.502cm" svg:height="0.717cm" svg:x="16.361cm" svg:y="19.378cm">
          <draw:text-box>
            <text:p text:style-name="P35"><text:span text:style-name="T38">(WIP</text:span><text:span text:style-name="T39">)</text:span></text:p>
          </draw:text-box>
        </draw:frame>
        <draw:frame draw:style-name="gr31" draw:text-style-name="P30" draw:layer="layout" svg:width="6.666cm" svg:height="0.657cm" svg:x="2.117cm" svg:y="19.767cm">
          <draw:text-box>
            <text:p text:style-name="P21"><text:span text:style-name="T35">Service-</text:span><text:span text:style-name="T35">Oriented </text:span><text:span text:style-name="T35">Architecture</text:span></text:p>
          </draw:text-box>
        </draw:frame>
        <draw:frame draw:style-name="gr35" draw:text-style-name="P36" draw:layer="layout" svg:width="3.502cm" svg:height="0.717cm" svg:x="16.361cm" svg:y="19.778cm">
          <draw:text-box>
            <text:p text:style-name="P35"><text:span text:style-name="T38">(WIP</text:span><text:span text:style-name="T39">)</text:span></text:p>
          </draw:text-box>
        </draw:frame>
        <draw:frame draw:style-name="gr36" draw:text-style-name="P39" draw:layer="layout" svg:width="1.892cm" svg:height="0.696cm" svg:x="1.254cm" svg:y="16.405cm">
          <draw:text-box>
            <text:p text:style-name="P7"><text:span text:style-name="T40">Reactjs</text:span></text:p>
          </draw:text-box>
        </draw:frame>
        <draw:frame draw:style-name="gr36" draw:text-style-name="P40" draw:layer="layout" svg:width="2.699cm" svg:height="0.696cm" svg:x="4.192cm" svg:y="16.386cm">
          <draw:text-box>
            <text:p text:style-name="P7"><text:span text:style-name="T40">Typescript</text:span></text:p>
          </draw:text-box>
        </draw:frame>
        <draw:frame draw:style-name="gr36" draw:text-style-name="P39" draw:layer="layout" svg:width="1.766cm" svg:height="0.696cm" svg:x="2.911cm" svg:y="16.405cm">
          <draw:text-box>
            <text:p text:style-name="P7"><text:span text:style-name="T40">Redu</text:span><text:span text:style-name="T41">x</text:span></text:p>
          </draw:text-box>
        </draw:frame>
        <draw:frame draw:style-name="gr36" draw:text-style-name="P40" draw:layer="layout" svg:width="2.699cm" svg:height="0.696cm" svg:x="6.373cm" svg:y="16.409cm">
          <draw:text-box>
            <text:p text:style-name="P7"><text:span text:style-name="T40">Expressjs</text:span></text:p>
          </draw:text-box>
        </draw:frame>
        <draw:frame draw:style-name="gr36" draw:text-style-name="P41" draw:layer="layout" svg:width="2.699cm" svg:height="0.696cm" svg:x="8.432cm" svg:y="16.386cm">
          <draw:text-box>
            <text:p text:style-name="P7"><text:span text:style-name="T40">MongoDB</text:span></text:p>
          </draw:text-box>
        </draw:frame>
        <draw:frame draw:style-name="gr36" draw:text-style-name="P40" draw:layer="layout" svg:width="1.803cm" svg:height="0.696cm" svg:x="10.109cm" svg:y="16.386cm">
          <draw:text-box>
            <text:p text:style-name="P7"><text:span text:style-name="T40">Docker</text:span></text:p>
          </draw:text-box>
        </draw:frame>
        <draw:line draw:style-name="gr11" draw:text-style-name="P17" draw:layer="measurelines" svg:x1="3.184cm" svg:y1="3.408cm" svg:x2="20.367cm" svg:y2="3.408cm">
          <text:p/>
        </draw:line>
        <draw:line draw:style-name="gr11" draw:text-style-name="P31" draw:layer="layout" svg:x1="4.609cm" svg:y1="22.934cm" svg:x2="20.367cm" svg:y2="22.934cm">
          <text:p/>
        </draw:line>
        <draw:frame draw:style-name="gr37" draw:text-style-name="P42" draw:layer="layout" svg:width="3.556cm" svg:height="0.873cm" svg:x="1.829cm" svg:y="23.466cm">
          <draw:text-box>
            <text:p><text:span text:style-name="T42">Upwork</text:span></text:p>
          </draw:text-box>
        </draw:frame>
        <draw:frame draw:style-name="gr35" draw:text-style-name="P44" draw:layer="layout" svg:width="5.143cm" svg:height="0.717cm" svg:x="14.841cm" svg:y="23.559cm">
          <draw:text-box>
            <text:p text:style-name="P43"><text:span text:style-name="T43">Jun – 2019 : Sep <text:s/></text:span><text:span text:style-name="T43">- 2020 </text:span></text:p>
          </draw:text-box>
        </draw:frame>
        <draw:frame draw:style-name="gr38" draw:text-style-name="P45" draw:layer="layout" svg:width="5.225cm" svg:height="0.823cm" svg:x="1.86cm" svg:y="24.501cm">
          <draw:text-box>
            <text:p text:style-name="P21"><text:span text:style-name="T44">Web </text:span><text:span text:style-name="T44">Designer</text:span></text:p>
          </draw:text-box>
        </draw:frame>
        <draw:frame draw:style-name="gr39" draw:text-style-name="P46" draw:layer="layout" svg:width="3.031cm" svg:height="0.742cm" svg:x="4.062cm" svg:y="23.532cm">
          <draw:text-box>
            <text:p text:style-name="P21"><text:span text:style-name="T45">freelancing</text:span></text:p>
          </draw:text-box>
        </draw:frame>
        <draw:frame draw:style-name="gr31" draw:text-style-name="P47" draw:layer="layout" svg:width="4.145cm" svg:height="0.657cm" svg:x="1.828cm" svg:y="24.029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36" draw:text-style-name="P48" draw:layer="layout" svg:width="18.566cm" svg:height="0.696cm" svg:x="2.016cm" svg:y="25.108cm">
          <draw:text-box>
            <text:list text:style-name="L1">
              <text:list-item>
                <text:p text:style-name="P21"><text:span text:style-name="T46">Learned some </text:span><text:span text:style-name="T46">additional </text:span><text:span text:style-name="T46">communicati</text:span><text:span text:style-name="T46">on skills.</text:span></text:p>
              </text:list-item>
            </text:list>
          </draw:text-box>
        </draw:frame>
        <draw:frame draw:style-name="gr36" draw:text-style-name="P48" draw:layer="layout" svg:width="18.566cm" svg:height="0.696cm" svg:x="2.016cm" svg:y="25.508cm">
          <draw:text-box>
            <text:list text:style-name="L1">
              <text:list-item>
                <text:p text:style-name="P21"><text:span text:style-name="T46">Achieved </text:span><text:span text:style-name="T46">some </text:span><text:span text:style-name="T46">progress in </text:span><text:span text:style-name="T46">backend </text:span><text:span text:style-name="T46">technologies, </text:span><text:span text:style-name="T46">Because I </text:span><text:span text:style-name="T46">needed it to </text:span><text:span text:style-name="T46">finish some </text:span><text:span text:style-name="T46">projects.</text:span></text:p>
              </text:list-item>
            </text:list>
          </draw:text-box>
        </draw:frame>
        <draw:frame draw:style-name="gr36" draw:text-style-name="P48" draw:layer="layout" svg:width="18.566cm" svg:height="0.696cm" svg:x="2.016cm" svg:y="25.93cm">
          <draw:text-box>
            <text:list text:style-name="L1">
              <text:list-item>
                <text:p text:style-name="P21"><text:span text:style-name="T46">Became aware </text:span><text:span text:style-name="T46">of UI &amp; UX </text:span><text:span text:style-name="T46">more than in </text:span><text:span text:style-name="T46">the </text:span><text:span text:style-name="T46">beginning.</text:span></text:p>
              </text:list-item>
            </text:list>
          </draw:text-box>
        </draw:frame>
        <draw:frame draw:style-name="gr40" draw:text-style-name="P32" draw:layer="layout" svg:width="5.228cm" svg:height="0.751cm" svg:x="0.664cm" svg:y="23.003cm">
          <draw:text-box>
            <text:p text:style-name="P1"><text:span text:style-name="T36">Employment</text:span></text:p>
          </draw:text-box>
        </draw:frame>
        <draw:frame draw:style-name="gr16" draw:text-style-name="P33" draw:layer="layout" svg:width="4.155cm" svg:height="0.835cm" svg:x="0.66cm" svg:y="22.513cm">
          <draw:text-box>
            <text:p><text:span text:style-name="T37">Work </text:span><text:span text:style-name="T37">Experience</text:span></text:p>
          </draw:text-box>
        </draw:frame>
        <draw:frame draw:style-name="gr30" draw:text-style-name="P29" draw:layer="layout" svg:width="12.174cm" svg:height="0.823cm" svg:x="1.804cm" svg:y="20.155cm">
          <draw:text-box>
            <text:p><text:span text:style-name="T34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31" draw:text-style-name="P30" draw:layer="layout" svg:width="6.666cm" svg:height="0.657cm" svg:x="2.11cm" svg:y="20.692cm">
          <draw:text-box>
            <text:p text:style-name="P21"><text:span text:style-name="T35"><text:a xlink:href="https://www.coursera.org/account/accomplishments/certificate/BKCFVNAFFKDN" xlink:type="simple">Getting started with go</text:a></text:span></text:p>
          </draw:text-box>
        </draw:frame>
        <draw:frame draw:style-name="gr41" draw:text-style-name="P49" draw:layer="layout" svg:width="9.188cm" svg:height="0.657cm" svg:x="2.11cm" svg:y="21.093cm">
          <draw:text-box>
            <text:p text:style-name="P19"><text:span text:style-name="T35"><text:a xlink:href="https://www.coursera.org/account/accomplishments/certificate/J5H8SCLC5ETH" xlink:type="simple">Function, methods, and interfaces in go</text:a></text:span></text:p>
          </draw:text-box>
        </draw:frame>
        <draw:frame draw:style-name="gr31" draw:text-style-name="P30" draw:layer="layout" svg:width="6.666cm" svg:height="0.657cm" svg:x="2.11cm" svg:y="21.494cm">
          <draw:text-box>
            <text:p text:style-name="P21"><text:span text:style-name="T35"><text:a xlink:href="https://www.coursera.org/account/accomplishments/certificate/W3DF8F9A7V9P" xlink:type="simple">Concurrency in go</text:a></text:span></text:p>
          </draw:text-box>
        </draw:frame>
        <draw:frame draw:style-name="gr35" draw:text-style-name="P36" draw:layer="layout" svg:width="3.502cm" svg:height="0.717cm" svg:x="16.367cm" svg:y="20.678cm">
          <draw:text-box>
            <text:p text:style-name="P43"><text:span text:style-name="T38">(</text:span><text:span text:style-name="T47">Nov. 2021)</text:span></text:p>
          </draw:text-box>
        </draw:frame>
        <draw:frame draw:style-name="gr35" draw:text-style-name="P50" draw:layer="layout" svg:width="4.059cm" svg:height="0.717cm" svg:x="15.81cm" svg:y="21.035cm">
          <draw:text-box>
            <text:p text:style-name="P43"><text:span text:style-name="T38">(Dec</text:span><text:span text:style-name="T39">. 2021)</text:span></text:p>
          </draw:text-box>
        </draw:frame>
        <draw:frame draw:style-name="gr35" draw:text-style-name="P50" draw:layer="layout" svg:width="4.059cm" svg:height="0.717cm" svg:x="15.811cm" svg:y="21.473cm">
          <draw:text-box>
            <text:p text:style-name="P35"><text:span text:style-name="T38">(Dec. </text:span><text:span text:style-name="T39">2021)</text:span></text:p>
          </draw:text-box>
        </draw:frame>
        <draw:frame draw:style-name="gr35" draw:text-style-name="P38" draw:layer="layout" svg:width="2.338cm" svg:height="0.717cm" svg:x="11.127cm" svg:y="20.218cm">
          <draw:text-box>
            <text:p text:style-name="P37"><text:span text:style-name="T38">Coursera</text:span></text:p>
          </draw:text-box>
        </draw:frame>
        <draw:frame draw:style-name="gr42" draw:text-style-name="P29" draw:layer="layout" svg:width="15.084cm" svg:height="0.742cm" svg:x="1.791cm" svg:y="21.91cm">
          <draw:text-box>
            <text:p><text:span text:style-name="T34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35" draw:text-style-name="P36" draw:layer="layout" svg:width="3.502cm" svg:height="0.717cm" svg:x="16.354cm" svg:y="21.95cm">
          <draw:text-box>
            <text:p text:style-name="P43"><text:span text:style-name="T38">(Jan. 2023</text:span><text:span text:style-name="T47">)</text:span></text:p>
          </draw:text-box>
        </draw:frame>
        <draw:frame draw:style-name="gr35" draw:text-style-name="P38" draw:layer="layout" svg:width="2.338cm" svg:height="0.717cm" svg:x="15.103cm" svg:y="21.943cm">
          <draw:text-box>
            <text:p text:style-name="P37"><text:span text:style-name="T38">Udemy</text:span></text:p>
          </draw:text-box>
        </draw:frame>
        <draw:custom-shape draw:style-name="gr43" draw:text-style-name="P51" draw:layer="layout" svg:width="0.175cm" svg:height="0.181cm" svg:x="1.46cm" svg:y="18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1" draw:layer="layout" svg:width="0.175cm" svg:height="0.181cm" svg:x="1.46cm" svg:y="20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52" draw:layer="layout" svg:x1="1.555cm" svg:y1="20.77cm" svg:x2="1.555cm" svg:y2="21.976cm">
          <text:p/>
        </draw:line>
        <draw:custom-shape draw:style-name="gr43" draw:text-style-name="P51" draw:layer="layout" svg:width="0.175cm" svg:height="0.181cm" svg:x="1.46cm" svg:y="22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52" draw:layer="layout" svg:x1="1.555cm" svg:y1="24.119cm" svg:x2="1.555cm" svg:y2="26.347cm">
          <text:p/>
        </draw:line>
        <draw:custom-shape draw:style-name="gr43" draw:text-style-name="P51" draw:layer="layout" svg:width="0.175cm" svg:height="0.181cm" svg:x="1.46cm" svg:y="23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53" draw:layer="layout" svg:width="3.556cm" svg:height="0.873cm" svg:x="1.905cm" svg:y="26.425cm">
          <draw:text-box>
            <text:p><text:span text:style-name="T42">Military</text:span></text:p>
          </draw:text-box>
        </draw:frame>
        <draw:frame draw:style-name="gr35" draw:text-style-name="P44" draw:layer="layout" svg:width="5.143cm" svg:height="0.717cm" svg:x="14.878cm" svg:y="26.576cm">
          <draw:text-box>
            <text:p text:style-name="P43"><text:span text:style-name="T43">Jan – 2022 : Mar <text:s/></text:span><text:span text:style-name="T43">- 2023 </text:span></text:p>
          </draw:text-box>
        </draw:frame>
        <draw:frame draw:style-name="gr45" draw:text-style-name="P45" draw:layer="layout" svg:width="5.225cm" svg:height="0.823cm" svg:x="1.897cm" svg:y="27.628cm">
          <draw:text-box>
            <text:p text:style-name="P21"><text:span text:style-name="T44">Fullstack </text:span><text:span text:style-name="T44">developer</text:span></text:p>
          </draw:text-box>
        </draw:frame>
        <draw:frame draw:style-name="gr46" draw:text-style-name="P54" draw:layer="layout" svg:width="9.256cm" svg:height="0.742cm" svg:x="4.14cm" svg:y="26.539cm">
          <draw:text-box>
            <text:p text:style-name="P19"><text:span text:style-name="T48">While performing </text:span><text:span text:style-name="T48">my Military </text:span><text:span text:style-name="T48">service</text:span></text:p>
          </draw:text-box>
        </draw:frame>
        <draw:frame draw:style-name="gr47" draw:text-style-name="P55" draw:layer="layout" svg:width="19.062cm" svg:height="1.263cm" svg:x="1.875cm" svg:y="28.243cm">
          <draw:text-box>
            <text:p text:style-name="P21"><text:span text:style-name="T49">Played full role, I </text:span><text:span text:style-name="T49">built quite several </text:span><text:span text:style-name="T49">projects, </text:span><text:span text:style-name="T49">front&amp;back end. </text:span><text:span text:style-name="T49">Most of the time I </text:span><text:span text:style-name="T49">was dealing with </text:span><text:span text:style-name="T50">MSSQL server</text:span><text:span text:style-name="T49">, </text:span><text:span text:style-name="T50">Sqlite</text:span><text:span text:style-name="T49"> on top of </text:span><text:span text:style-name="T50">NodeJS</text:span><text:span text:style-name="T49">, and </text:span><text:span text:style-name="T50">Reactjs</text:span><text:span text:style-name="T49">.</text:span></text:p>
          </draw:text-box>
        </draw:frame>
        <draw:frame draw:style-name="gr31" draw:text-style-name="P47" draw:layer="layout" svg:width="4.145cm" svg:height="0.657cm" svg:x="1.865cm" svg:y="27.042cm">
          <draw:text-box>
            <text:p text:style-name="P21"><text:span text:style-name="T17"><text:a xlink:href="https://test.com/" xlink:type="simple">External resource</text:a></text:span></text:p>
          </draw:text-box>
        </draw:frame>
        <draw:line draw:style-name="gr44" draw:text-style-name="P52" draw:layer="layout" svg:x1="1.567cm" svg:y1="27.16cm" svg:x2="1.567cm" svg:y2="29.713cm">
          <text:p/>
        </draw:line>
        <draw:custom-shape draw:style-name="gr43" draw:text-style-name="P51" draw:layer="layout" svg:width="0.175cm" svg:height="0.181cm" svg:x="1.472cm" svg:y="26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2.998cm" svg:y="9.04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AE2048B8F456583F.png" xlink:type="simple" xlink:show="embed" xlink:actuate="onLoad" draw:mime-type="image/png"/>
        </draw:frame>
        <draw:frame draw:style-name="gr9" draw:text-style-name="P14" draw:layer="layout" svg:width="0.466cm" svg:height="0.466cm" svg:x="9.424cm" svg:y="9.65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AE2048B8F456583F.png" xlink:type="simple" xlink:show="embed" xlink:actuate="onLoad" draw:mime-type="image/png"/>
        </draw:frame>
        <draw:frame draw:style-name="gr9" draw:text-style-name="P14" draw:layer="layout" svg:width="0.466cm" svg:height="0.466cm" svg:x="11.589cm" svg:y="18.16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AE2048B8F456583F.png" xlink:type="simple" xlink:show="embed" xlink:actuate="onLoad" draw:mime-type="image/png"/>
        </draw:frame>
        <draw:frame draw:style-name="gr9" draw:text-style-name="P14" draw:layer="layout" svg:width="0.466cm" svg:height="0.466cm" svg:x="10.889cm" svg:y="20.27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AE2048B8F456583F.png" xlink:type="simple" xlink:show="embed" xlink:actuate="onLoad" draw:mime-type="image/png"/>
        </draw:frame>
        <draw:frame draw:style-name="gr9" draw:text-style-name="P14" draw:layer="layout" svg:width="0.466cm" svg:height="0.466cm" svg:x="15.007cm" svg:y="22.02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AE2048B8F456583F.png" xlink:type="simple" xlink:show="embed" xlink:actuate="onLoad" draw:mime-type="image/png"/>
        </draw:frame>
        <draw:frame draw:style-name="gr9" draw:text-style-name="P14" draw:layer="layout" svg:width="0.466cm" svg:height="0.466cm" svg:x="5.924cm" svg:y="27.137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AE2048B8F456583F.png" xlink:type="simple" xlink:show="embed" xlink:actuate="onLoad" draw:mime-type="image/png"/>
        </draw:frame>
        <draw:frame draw:style-name="gr9" draw:text-style-name="P14" draw:layer="layout" svg:width="0.466cm" svg:height="0.466cm" svg:x="4.391cm" svg:y="24.10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AE2048B8F456583F.png" xlink:type="simple" xlink:show="embed" xlink:actuate="onLoad" draw:mime-type="image/png"/>
        </draw:frame>
      </draw:page>
      <draw:page draw:name="page2" draw:style-name="dp1" draw:master-page-name="Default">
        <draw:frame draw:style-name="gr48" draw:text-style-name="P53" draw:layer="layout" svg:width="8.388cm" svg:height="0.78cm" svg:x="1.158cm" svg:y="4.946cm">
          <draw:text-box>
            <text:p><text:span text:style-name="T51">UNIVERSITY </text:span><text:span text:style-name="T51">OF SADAT </text:span><text:span text:style-name="T51">CITY</text:span></text:p>
          </draw:text-box>
        </draw:frame>
        <draw:frame draw:style-name="gr49" draw:text-style-name="P56" draw:layer="layout" svg:width="3.031cm" svg:height="0.742cm" svg:x="1.448cm" svg:y="6.147cm">
          <draw:text-box>
            <text:p text:style-name="P21"><text:span text:style-name="T52">Law student</text:span></text:p>
          </draw:text-box>
        </draw:frame>
        <draw:frame draw:style-name="gr31" draw:text-style-name="P47" draw:layer="layout" svg:width="4.145cm" svg:height="0.657cm" svg:x="1.464cm" svg:y="5.5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1" draw:layer="layout" svg:x1="3.237cm" svg:y1="4.27cm" svg:x2="20.367cm" svg:y2="4.27cm">
          <text:p/>
        </draw:line>
        <draw:frame draw:style-name="gr16" draw:text-style-name="P33" draw:layer="layout" svg:width="4.155cm" svg:height="0.835cm" svg:x="0.698cm" svg:y="3.817cm">
          <draw:text-box>
            <text:p><text:span text:style-name="T37">Education</text:span></text:p>
          </draw:text-box>
        </draw:frame>
        <draw:frame draw:style-name="gr35" draw:text-style-name="P44" draw:layer="layout" svg:width="3.502cm" svg:height="0.717cm" svg:x="16.702cm" svg:y="4.985cm">
          <draw:text-box>
            <text:p text:style-name="P43"><text:span text:style-name="T43">2017 - 2021</text:span></text:p>
          </draw:text-box>
        </draw:frame>
        <draw:frame draw:style-name="gr40" draw:text-style-name="P32" draw:layer="layout" svg:width="2.431cm" svg:height="0.751cm" svg:x="0.691cm" svg:y="4.275cm">
          <draw:text-box>
            <text:p text:style-name="P1"><text:span text:style-name="T36">Academic</text:span></text:p>
          </draw:text-box>
        </draw:frame>
        <draw:frame draw:style-name="gr50" draw:text-style-name="P57" draw:layer="layout" svg:width="7.385cm" svg:height="0.742cm" svg:x="1.012cm" svg:y="7.639cm">
          <draw:text-box>
            <text:p text:style-name="P21"><text:span text:style-name="T53">Languages:</text:span></text:p>
          </draw:text-box>
        </draw:frame>
        <draw:frame draw:style-name="gr51" draw:text-style-name="P58" draw:layer="layout" svg:width="8.182cm" svg:height="0.742cm" svg:x="1.717cm" svg:y="8.236cm">
          <draw:text-box>
            <text:p text:style-name="P21"><text:span text:style-name="T54">Arabic <text:s text:c="2"/></text:span><text:span text:style-name="T52">native</text:span></text:p>
          </draw:text-box>
        </draw:frame>
        <draw:frame draw:style-name="gr52" draw:text-style-name="P58" draw:layer="layout" svg:width="8.436cm" svg:height="0.742cm" svg:x="1.712cm" svg:y="8.839cm">
          <draw:text-box>
            <text:p text:style-name="P21"><text:span text:style-name="T55">English</text:span></text:p>
          </draw:text-box>
        </draw:frame>
        <draw:frame draw:style-name="gr53" draw:text-style-name="P58" draw:layer="layout" svg:width="7.674cm" svg:height="0.742cm" svg:x="1.712cm" svg:y="9.439cm">
          <draw:text-box>
            <text:p text:style-name="P21"><text:span text:style-name="T55">Deutsch</text:span></text:p>
          </draw:text-box>
        </draw:frame>
        <draw:frame draw:style-name="gr54" draw:text-style-name="P57" draw:layer="layout" svg:width="6.876cm" svg:height="0.742cm" svg:x="1.012cm" svg:y="10.039cm">
          <draw:text-box>
            <text:p text:style-name="P21"><text:span text:style-name="T53">More useful </text:span><text:span text:style-name="T53">links:</text:span></text:p>
          </draw:text-box>
        </draw:frame>
        <draw:line draw:style-name="gr55" draw:text-style-name="P59" draw:layer="layout" svg:x1="2.504cm" svg:y1="7.125cm" svg:x2="20.367cm" svg:y2="7.125cm">
          <text:p text:style-name="P11"><text:span text:style-name="T56"><text:s/></text:span></text:p>
        </draw:line>
        <draw:frame draw:style-name="gr56" draw:text-style-name="P32" draw:layer="layout" svg:width="2.421cm" svg:height="0.797cm" svg:x="0.701cm" svg:y="7.13cm">
          <draw:text-box>
            <text:p text:style-name="P1"><text:span text:style-name="T57">More Info</text:span></text:p>
          </draw:text-box>
        </draw:frame>
        <draw:frame draw:style-name="gr16" draw:text-style-name="P33" draw:layer="layout" svg:width="2.108cm" svg:height="0.835cm" svg:x="0.697cm" svg:y="6.696cm">
          <draw:text-box>
            <text:p><text:span text:style-name="T37">Extras</text:span></text:p>
          </draw:text-box>
        </draw:frame>
        <draw:frame draw:style-name="gr57" draw:text-style-name="P60" draw:layer="layout" svg:width="13.482cm" svg:height="0.742cm" svg:x="1.769cm" svg:y="10.65cm">
          <draw:text-box>
            <text:p text:style-name="P19"><text:span text:style-name="T58">@salihcodev</text:span><text:span text:style-name="T59"> </text:span><text:span text:style-name="T60"><text:s text:c="4"/></text:span><text:span text:style-name="T60"><text:a xlink:href="https://www.github.com/salihcodev" xlink:type="simple">Github</text:a></text:span><text:span text:style-name="T61">, </text:span><text:span text:style-name="T61"><text:a xlink:href="https://www.linkedin.com/in/salihcodev" xlink:type="simple">Linkedin</text:a></text:span><text:span text:style-name="T61">, </text:span><text:span text:style-name="T61"><text:a xlink:href="https://www.twitter.com/salihcodev" xlink:type="simple">Twitter</text:a></text:span><text:span text:style-name="T61">, </text:span><text:span text:style-name="T61"><text:a xlink:href="https://www.facebook.com/salihcodev" xlink:type="simple">Facebook</text:a></text:span></text:p>
          </draw:text-box>
        </draw:frame>
        <draw:frame draw:style-name="gr58" draw:text-style-name="P61" draw:layer="layout" svg:width="18.566cm" svg:height="1.141cm" svg:x="1.98cm" svg:y="0.069cm">
          <draw:text-box>
            <text:list text:style-name="L1">
              <text:list-item>
                <text:p text:style-name="P19"><text:span text:style-name="T62">Office </text:span><text:span text:style-name="T62">Archive App –</text:span><text:span text:style-name="T63"> </text:span><text:span text:style-name="T64">Worked on </text:span><text:span text:style-name="T64">full functional </text:span><text:span text:style-name="T64">archive can </text:span><text:span text:style-name="T65">CRUD</text:span><text:span text:style-name="T64"> fax, And </text:span><text:span text:style-name="T64">view some </text:span><text:span text:style-name="T64">managerial </text:span><text:span text:style-name="T64">stuff also</text:span><text:span text:style-name="T66">. All </text:span><text:span text:style-name="T66">that depends </text:span><text:span text:style-name="T66">on </text:span><text:span text:style-name="T67">year, stage, </text:span><text:span text:style-name="T66"><text:s/>and </text:span><text:span text:style-name="T68">fax title</text:span><text:span text:style-name="T66"> </text:span><text:span text:style-name="T66">or soldier </text:span><text:span text:style-name="T68">name</text:span><text:span text:style-name="T66">.</text:span></text:p>
              </text:list-item>
            </text:list>
          </draw:text-box>
        </draw:frame>
        <draw:frame draw:style-name="gr36" draw:text-style-name="P61" draw:layer="layout" svg:width="18.566cm" svg:height="0.696cm" svg:x="1.98cm" svg:y="2.946cm">
          <draw:text-box>
            <text:list text:style-name="L1">
              <text:list-item>
                <text:p text:style-name="P19"><text:span text:style-name="T62">Interview </text:span><text:span text:style-name="T62">Panel –</text:span><text:span text:style-name="T63"> </text:span><text:span text:style-name="T64">Built a </text:span><text:span text:style-name="T64">dashboard to </text:span><text:span text:style-name="T65">View, Collect, <text:s/></text:span><text:span text:style-name="T65">Edit, </text:span><text:span text:style-name="T64">and </text:span><text:span text:style-name="T65">Delete </text:span><text:span text:style-name="T66">soldier </text:span><text:span text:style-name="T66">profile.</text:span></text:p>
              </text:list-item>
            </text:list>
          </draw:text-box>
        </draw:frame>
        <draw:frame draw:style-name="gr58" draw:text-style-name="P61" draw:layer="layout" svg:width="18.566cm" svg:height="1.141cm" svg:x="1.98cm" svg:y="1.984cm">
          <draw:text-box>
            <text:list text:style-name="L1">
              <text:list-item>
                <text:p text:style-name="P21"><text:span text:style-name="T69">Solider </text:span><text:span text:style-name="T69">Examiner –</text:span><text:span text:style-name="T70"> </text:span><text:span text:style-name="T46">Rebuilt</text:span><text:span text:style-name="T71"> exam </text:span><text:span text:style-name="T71">app, which </text:span><text:span text:style-name="T71">has questions </text:span><text:span text:style-name="T71">that helps to </text:span><text:span text:style-name="T71">measure </text:span><text:span text:style-name="T71">Psychological, </text:span><text:span text:style-name="T71">Sexual, and </text:span><text:span text:style-name="T71">religious </text:span><text:span text:style-name="T71">deviations.</text:span></text:p>
              </text:list-item>
            </text:list>
          </draw:text-box>
        </draw:frame>
        <draw:frame draw:style-name="gr58" draw:text-style-name="P61" draw:layer="layout" svg:width="18.566cm" svg:height="1.141cm" svg:x="1.98cm" svg:y="1.005cm">
          <draw:text-box>
            <text:list text:style-name="L1">
              <text:list-item>
                <text:p text:style-name="P21"><text:span text:style-name="T69">Leader </text:span><text:span text:style-name="T69">Assistant –</text:span><text:span text:style-name="T70"> </text:span><text:span text:style-name="T71">Developed an </text:span><text:span text:style-name="T71">app helps the </text:span><text:span text:style-name="T71">leader to </text:span><text:span text:style-name="T71">assign orders, </text:span><text:span text:style-name="T71">track </text:span><text:span text:style-name="T71">requests, and </text:span><text:span text:style-name="T71">can response </text:span><text:span text:style-name="T71">back for </text:span><text:span text:style-name="T71">requests </text:span><text:span text:style-name="T68">approve</text:span><text:span text:style-name="T71">, </text:span><text:span text:style-name="T68">wait</text:span><text:span text:style-name="T71"> </text:span><text:span text:style-name="T71">or just </text:span><text:span text:style-name="T68">delete</text:span><text:span text:style-name="T71"> </text:span><text:span text:style-name="T71">it quitely.</text:span></text:p>
              </text:list-item>
            </text:list>
          </draw:text-box>
        </draw:frame>
        <draw:line draw:style-name="gr44" draw:text-style-name="P52" draw:layer="layout" svg:x1="1.542cm" svg:y1="-0.221cm" svg:x2="1.542cm" svg:y2="3.599cm">
          <text:p/>
        </draw:line>
        <draw:frame draw:style-name="gr9" draw:text-style-name="P14" draw:layer="layout" svg:width="0.466cm" svg:height="0.466cm" svg:x="5.497cm" svg:y="5.6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AE2048B8F456583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3.7.2$Linux_X86_64 LibreOffice_project/30$Build-2</meta:generator>
    <dc:date>2023-01-28T11:13:54.367368381</dc:date>
    <meta:editing-duration>P3DT17H45M42S</meta:editing-duration>
    <meta:editing-cycles>697</meta:editing-cycles>
    <meta:document-statistic meta:object-count="118"/>
  </office:meta>
</office:document-meta>
</file>